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22a4e8" officeooo:paragraph-rsid="0026aeea" fo:background-color="#cfe7f5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2a4e8" officeooo:paragraph-rsid="00298189" fo:background-color="#cfe7f5"/>
    </style:style>
    <style:style style:name="P2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26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27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28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bold" officeooo:rsid="0026aeea" officeooo:paragraph-rsid="0026aeea" fo:background-color="#cfe7f5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rsid="0022a4e8" officeooo:paragraph-rsid="0026aeea" fo:background-color="#cfe7f5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022a4e8" officeooo:paragraph-rsid="002859fa" fo:background-color="#cfe7f5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022a4e8" officeooo:paragraph-rsid="00298189" fo:background-color="#cfe7f5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rsid="0026aeea" officeooo:paragraph-rsid="0026aeea" fo:background-color="#cfe7f5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rsid="0026aeea" officeooo:paragraph-rsid="002859fa" fo:background-color="#cfe7f5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026aeea" officeooo:paragraph-rsid="00298189" fo:background-color="#cfe7f5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officeooo:rsid="0026ae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aeea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2a4e8"/>
    </style:style>
    <style:style style:name="T11" style:family="text">
      <style:text-properties officeooo:rsid="00234cf7"/>
    </style:style>
    <style:style style:name="T12" style:family="text">
      <style:text-properties officeooo:rsid="0026aee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Описание модуля <text:span text:style-name="T1">ProxyDCS.</text:span></text:p>
      <text:p text:style-name="P2"/>
      <text:p text:style-name="P7">Структура взаимодействия предполагает отсутствие единого сервера данных.</text:p>
      <text:p text:style-name="P7">Структура динамическая, конфигурируемая в процессе выполнения.</text:p>
      <text:p text:style-name="P7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7"/>
      <text:p text:style-name="P7">При запросе от другого модуля передавать ему список обнаруженных им ранее модулей.</text:p>
      <text:p text:style-name="P7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7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7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7"/>
      <text:p text:style-name="P8">Идея:</text:p>
      <text:p text:style-name="P7"/>
      <text:p text:style-name="P18">Новая!!!</text:p>
      <text:p text:style-name="P18">Нужно добавить файл <text:span text:style-name="T2">protocol.xml</text:span><text:span text:style-name="T1">;</text:span></text:p>
      <text:p text:style-name="P18"><text:span text:style-name="T2">protocol.xml</text:span><text:span text:style-name="T1"> </text:span>может подгружать другие файлы с протоколами.</text:p>
      <text:p text:style-name="P18"/>
      <text:p text:style-name="P18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18"/>
      <text:p text:style-name="P18">Далее модуль инициатор должен запрашивать <text:span text:style-name="T11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0">модулю инициатору.</text:span></text:p>
      <text:p text:style-name="P19">Пример:</text:p>
      <text:p text:style-name="P4"><text:span text:style-name="T7">Block</text:span><text:span text:style-name="T8">Input</text:span><text:span text:style-name="T7">Data</text:span>(<text:span text:style-name="T3">идентификатор модуля-приемника)</text:span></text:p>
      <text:p text:style-name="P4">{</text:p>
      <text:p text:style-name="P4"><text:s text:c="3"/><text:span text:style-name="T3">уникальный идентификатор блока данных;</text:span></text:p>
      <text:p text:style-name="P19"><text:s text:c="3"/>уникальный идентификатор модуля приемника;</text:p>
      <text:p text:style-name="P37"><text:s text:c="3"/><text:span text:style-name="T3">номер_версии;</text:span></text:p>
      <text:p text:style-name="P4"><text:span text:style-name="T3"><text:s text:c="3"/></text:span><text:span text:style-name="T7">Params</text:span>{</text:p>
      <text:p text:style-name="P4"><text:s text:c="4"/><text:span text:style-name="T3">название_параметра;тип данных;</text:span></text:p>
      <text:p text:style-name="P19"><text:s text:c="4"/>название_параметра;тип данных;</text:p>
      <text:p text:style-name="P19"><text:s text:c="4"/>название_параметра;тип данных;</text:p>
      <text:p text:style-name="P19"><text:s text:c="4"/>загрузка параметров из другого файла-протокола;</text:p>
      <text:p text:style-name="P4"><text:s text:c="3"/>}</text:p>
      <text:p text:style-name="P4">}</text:p>
      <text:p text:style-name="P32">BlockOutputData</text:p>
      <text:p text:style-name="P37">{</text:p>
      <text:p text:style-name="P34"><text:span text:style-name="T3">уникальный идентификатор блока данных;</text:span></text:p>
      <text:p text:style-name="P37"><text:span text:style-name="T3">номер_версии;</text:span></text:p>
      <text:p text:style-name="P34"><text:soft-page-break/><text:span text:style-name="T3"><text:s/></text:span><text:span text:style-name="T7">Params</text:span>{</text:p>
      <text:p text:style-name="P34"><text:s text:c="4"/><text:span text:style-name="T3">название_параметра;тип данных;</text:span><text:span text:style-name="T6">ед.изм;комментарий;</text:span></text:p>
      <text:p text:style-name="P22"><text:s text:c="4"/>название_параметра;тип данных;<text:span text:style-name="T12">ед.изм;комментарий;</text:span></text:p>
      <text:p text:style-name="P22"><text:span text:style-name="T3"><text:s text:c="4"/>название_параметра;тип данных;</text:span><text:span text:style-name="T12">ед.изм;комментарий;</text:span></text:p>
      <text:p text:style-name="P37">}</text:p>
      <text:p text:style-name="P32">UseCommand</text:p>
      <text:p text:style-name="P37">{</text:p>
      <text:p text:style-name="P36"><text:span text:style-name="T3">уникальный идентификатор блока данных;</text:span></text:p>
      <text:p text:style-name="P23">уникальный идентификатор модуля приемника;</text:p>
      <text:p text:style-name="P39"><text:span text:style-name="T3">номер_версии;</text:span></text:p>
      <text:p text:style-name="P37">}</text:p>
      <text:p text:style-name="P32">DefCommand</text:p>
      <text:p text:style-name="P37">{</text:p>
      <text:p text:style-name="P35"><text:span text:style-name="T3">уникальный идентификатор блока данных;</text:span></text:p>
      <text:p text:style-name="P38"><text:span text:style-name="T3">номер_версии;</text:span></text:p>
      <text:p text:style-name="P32">Arg</text:p>
      <text:p text:style-name="P37">{</text:p>
      <text:p text:style-name="P36"><text:s/><text:span text:style-name="T3">название_параметра;тип данных;</text:span><text:span text:style-name="T6">ед.изм;комментарий;</text:span></text:p>
      <text:p text:style-name="P36"><text:span text:style-name="T6"><text:s/>название_параметра;тип данных;ед.изм;комментарий;</text:span></text:p>
      <text:p text:style-name="P36"><text:span text:style-name="T6"><text:s/>название_параметра;тип данных;ед.изм;комментарий;</text:span></text:p>
      <text:p text:style-name="P37"/>
      <text:p text:style-name="P37">}</text:p>
      <text:p text:style-name="P32">Result</text:p>
      <text:p text:style-name="P37">{</text:p>
      <text:p text:style-name="P36"><text:s/><text:span text:style-name="T3">название_параметра;тип данных;</text:span><text:span text:style-name="T6">ед.изм;комментарий;</text:span></text:p>
      <text:p text:style-name="P36"><text:span text:style-name="T6"><text:s/>название_параметра;тип данных;ед.изм;комментарий;</text:span></text:p>
      <text:p text:style-name="P36"><text:span text:style-name="T6"><text:s/>название_параметра;тип данных;ед.изм;комментарий;</text:span></text:p>
      <text:p text:style-name="P37"/>
      <text:p text:style-name="P37">}</text:p>
      <text:p text:style-name="P37">}</text:p>
      <text:p text:style-name="P19">Если мы указываем в блоке данных загрузку другого протокола из файла, то идентификатор </text:p>
      <text:p text:style-name="P20"/>
      <text:p text:style-name="P7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7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7"/>
      <text:p text:style-name="P7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7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7"/>
      <text:p text:style-name="P2"><text:span text:style-name="T7">ProxyDCS</text:span> <text:span text:style-name="T3">должен иметь следующий интерфейс:</text:span></text:p>
      <text:p text:style-name="P7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3021161746955609081" text:style-name="L1">
        <text:list-item>
          <text:p text:style-name="P30">eEvent(RequestEvent) - <text:span text:style-name="T3">обработка события постановки/получения запроса на исполнение.</text:span></text:p>
        </text:list-item>
        <text:list-item>
          <text:p text:style-name="P31">Register <text:s/>- <text:span text:style-name="T5">добавление адреса памяти в таблицу</text:span></text:p>
        </text:list-item>
      </text:list>
      <text:p text:style-name="P9"/>
      <text:p text:style-name="P2"/>
      <text:p text:style-name="P8"><text:soft-page-break/>Связь с приложением:</text:p>
      <text:p text:style-name="P7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7"/>
      <text:p text:style-name="P8">Предложения от <text:span text:style-name="T1">Наташи(</text:span>от 15.06.2016<text:span text:style-name="T1">):</text:span></text:p>
      <text:list xml:id="list5898163861344338081" text:style-name="L2">
        <text:list-item>
          <text:p text:style-name="P24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24">Подумать о том, если много модулей будут писать в одну структуру не будет ли конфликта.</text:p>
        </text:list-item>
        <text:list-item>
          <text:p text:style-name="P24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24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25">Добавить введение журнала. С записью в него информации о времени и об ошибках в обмене.</text:p>
        </text:list-item>
        <text:list-item>
          <text:p text:style-name="P25">Должен быть ключ для отображения отладочной информации в процессе обмена.</text:p>
        </text:list-item>
      </text:list>
      <text:p text:style-name="P7"/>
      <text:p text:style-name="P7"/>
      <text:p text:style-name="P16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3"/>
      <text:p text:style-name="P7"/>
      <text:p text:style-name="P7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7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7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/>
      <text:p text:style-name="P7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7"/>
      <text:p text:style-name="P7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<text:soft-page-break/>{</text:p>
      <text:p text:style-name="P2"><text:tab/></text:p>
      <text:p text:style-name="P2">}</text:p>
      <text:p text:style-name="P2"/>
      <text:p text:style-name="P7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16">На программном уровне:</text:p>
      <text:p text:style-name="P16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16">2. </text:p>
      <text:p text:style-name="P3"/>
      <text:p text:style-name="P7">Пример <text:span text:style-name="T2">interfaces.xml:</text:span></text:p>
      <text:p text:style-name="P7">Суть этого файла сообщить о наличии высокоуровневых командах который может выполнять данный модуль.</text:p>
      <text:p text:style-name="P7"/>
      <text:p text:style-name="P7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17">название_параметра;тип параметра;</text:p>
      <text:p text:style-name="P2">output:</text:p>
      <text:p text:style-name="P2">//<text:span text:style-name="T3">здесь описание выходных данных</text:span></text:p>
      <text:p text:style-name="P17">название_параметра;тип параметра;</text:p>
      <text:p text:style-name="P2">}</text:p>
      <text:p text:style-name="P7">Вопросы:</text:p>
      <text:p text:style-name="P7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7">Описание данных:</text:p>
      <text:p text:style-name="P7"/>
      <text:p text:style-name="P7"/>
      <text:p text:style-name="P8">Логика <text:span text:style-name="T1">работы </text:span>по сети<text:span text:style-name="T1">:</text:span></text:p>
      <text:p text:style-name="P7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9">Можно реализовать через общую память).</text:span></text:p>
      <text:p text:style-name="P9"/>
      <text:p text:style-name="P9">Описание сетевого обмена.</text:p>
      <text:p text:style-name="P9"/>
      <text:list xml:id="list4963376936613787394" text:style-name="L3">
        <text:list-item>
          <text:p text:style-name="P26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<text:soft-page-break/>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9"/>
      <text:p text:style-name="P9"/>
      <text:p text:style-name="P9"/>
      <text:p text:style-name="P9"/>
      <text:p text:style-name="P9">План задач которые нужно решать:</text:p>
      <text:p text:style-name="P9"/>
      <text:list xml:id="list6921910778480886173" text:style-name="L4">
        <text:list-item>
          <text:p text:style-name="P27">Сделать так, чтобы приложения работали в на разных компьютерах</text:p>
          <text:p text:style-name="P28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28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29">Добавить тип пакета для передачи произвольных данных.</text:p>
        </text:list-item>
      </text:list>
      <text:p text:style-name="P10"/>
      <text:p text:style-name="P10"/>
      <text:p text:style-name="P10"/>
      <text:p text:style-name="P15">Проблемы:</text:p>
      <text:p text:style-name="P13">Разработать <text:s/>механизм работы в случае если ведомые получили признак того, что некоторое приложение выключилось.</text:p>
      <text:p text:style-name="P10"/>
      <text:p text:style-name="P10"/>
      <text:p text:style-name="P14">Этапы разработки загрузки файла <text:span text:style-name="T2">protocol.xml </text:span>и всех сопутствующих технологий:</text:p>
      <text:p text:style-name="P14"><text:span text:style-name="T1">1. </text:span>Генерация <text:span text:style-name="T2">protocol.xml</text:span><text:span text:style-name="T1"> </text:span>вручную.</text:p>
      <text:p text:style-name="P14">2. Реализация обмена запрашиваемых данных.</text:p>
      <text:p text:style-name="P5">3. <text:span text:style-name="T3">Тестирования обмена данными.</text:span></text:p>
      <text:p text:style-name="P14">3. Генерация <text:span text:style-name="T2">protocol.xml</text:span><text:span text:style-name="T1"> </text:span>автоматически.</text:p>
      <text:p text:style-name="P10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18M43S</meta:editing-duration>
    <meta:editing-cycles>46</meta:editing-cycles>
    <meta:generator>LibreOffice/5.1.4.2$Windows_x86 LibreOffice_project/f99d75f39f1c57ebdd7ffc5f42867c12031db97a</meta:generator>
    <dc:date>2016-07-29T16:30:12.217000000</dc:date>
    <meta:document-statistic meta:table-count="0" meta:image-count="0" meta:object-count="0" meta:page-count="5" meta:paragraph-count="142" meta:word-count="931" meta:character-count="7725" meta:non-whitespace-character-count="6852"/>
    <meta:user-defined meta:name="Info 1"/>
    <meta:user-defined meta:name="Info 2"/>
    <meta:user-defined meta:name="Info 3"/>
    <meta:user-defined meta:name="Info 4"/>
  </office:meta>
</office:document-meta>
</file>